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Files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Files.get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Files.and( ResourceFiles Resource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Files.and( ResourceFile ... resource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Files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Files.of( ResourceFile ... Resource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Files.ResourceFiles( DynamicFiles &lt; ResourceFile &gt; 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Files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urceFiles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Files.n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Files.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Files.and( Iterable &lt; ResourceFile &gt; resource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Files.getSing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File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